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7B00000032634661C1078C823E.png" manifest:media-type="image/png"/>
  <manifest:file-entry manifest:full-path="Pictures/10000000000002C00000005E209109F3955B91B2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StatoDocumento" style:family="table">
      <style:table-properties style:width="17cm" table:align="margins" style:writing-mode="lr-tb"/>
    </style:style>
    <style:style style:name="StatoDocumento.A" style:family="table-column">
      <style:table-column-properties style:column-width="3.406cm" style:rel-column-width="13130*"/>
    </style:style>
    <style:style style:name="StatoDocumento.B" style:family="table-column">
      <style:table-column-properties style:column-width="10.485cm" style:rel-column-width="40417*"/>
    </style:style>
    <style:style style:name="StatoDocumento.C" style:family="table-column">
      <style:table-column-properties style:column-width="3.11cm" style:rel-column-width="11988*"/>
    </style:style>
    <style:style style:name="StatoDocu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97cm" fo:border="0.05pt solid #000000"/>
    </style:style>
    <style:style style:name="StatoDocumento.A2" style:family="table-cell">
      <style:table-cell-properties fo:padding="0.097cm" fo:border-left="0.05pt solid #000000" fo:border-right="none" fo:border-top="none" fo:border-bottom="0.05pt solid #000000"/>
    </style:style>
    <style:style style:name="StatoDocumento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3.406cm" style:rel-column-width="13130*"/>
    </style:style>
    <style:style style:name="Table2.B" style:family="table-column">
      <style:table-column-properties style:column-width="10.485cm" style:rel-column-width="40417*"/>
    </style:style>
    <style:style style:name="Table2.C" style:family="table-column">
      <style:table-column-properties style:column-width="3.11cm" style:rel-column-width="119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ceada0" officeooo:paragraph-rsid="000dce8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P7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Verdana1" fo:font-size="12pt" officeooo:rsid="0080f665" officeooo:paragraph-rsid="000dce81" style:font-size-asian="12pt" style:font-size-complex="12pt"/>
    </style:style>
    <style:style style:name="P10" style:family="paragraph" style:parent-style-name="Table_20_Contents">
      <style:text-properties style:font-name="Verdana1" fo:font-size="12pt" officeooo:rsid="0080f665" officeooo:paragraph-rsid="000dce81" style:font-size-asian="12pt" style:font-size-complex="12pt"/>
    </style:style>
    <style:style style:name="P11" style:family="paragraph" style:parent-style-name="Table_20_Contents">
      <style:text-properties style:font-name="Verdana1" fo:font-size="12pt" officeooo:rsid="000cb2de" officeooo:paragraph-rsid="000dce81" style:font-size-asian="12pt" style:font-size-complex="12pt"/>
    </style:style>
    <style:style style:name="P12" style:family="paragraph" style:parent-style-name="Table_20_Contents">
      <style:text-properties style:font-name="Verdana1" fo:font-size="12pt" officeooo:paragraph-rsid="000dce81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Verdana1" fo:font-size="12pt" officeooo:rsid="000f662a" officeooo:paragraph-rsid="0014eb94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6pt" fo:font-style="normal" fo:font-weight="normal" officeooo:rsid="00b40648" officeooo:paragraph-rsid="000dce81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able_20_Contents">
      <style:text-properties fo:font-variant="normal" fo:text-transform="none" style:font-name="Verdana1" fo:font-size="12pt" officeooo:paragraph-rsid="000dce81" style:font-size-asian="12pt" style:font-size-complex="12pt"/>
    </style:style>
    <style:style style:name="P16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17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2pt" officeooo:paragraph-rsid="000dce81" style:font-size-asian="12pt" style:font-size-complex="12pt"/>
    </style:style>
    <style:style style:name="P19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Verdana1" fo:font-size="12pt" officeooo:rsid="001a8034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0dce81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0dce81"/>
    </style:style>
    <style:style style:name="P26" style:family="paragraph" style:parent-style-name="Standard">
      <style:paragraph-properties fo:text-align="center" style:justify-single-word="false"/>
      <style:text-properties officeooo:paragraph-rsid="0012839e"/>
    </style:style>
    <style:style style:name="P27" style:family="paragraph" style:parent-style-name="Standard">
      <style:text-properties officeooo:rsid="000c5882" officeooo:paragraph-rsid="000dce81"/>
    </style:style>
    <style:style style:name="P28" style:family="paragraph" style:parent-style-name="Standard">
      <style:text-properties fo:font-size="6pt" officeooo:paragraph-rsid="000dce81" style:font-size-asian="5.25pt" style:font-size-complex="6pt"/>
    </style:style>
    <style:style style:name="P29" style:family="paragraph" style:parent-style-name="Standard">
      <style:paragraph-properties fo:text-align="center" style:justify-single-word="false"/>
      <style:text-properties fo:font-size="6pt" fo:font-weight="bold" officeooo:rsid="000c5882" officeooo:paragraph-rsid="000dce81" style:font-size-asian="5.25pt" style:font-weight-asian="bold" style:font-size-complex="6pt" style:font-weight-complex="bold"/>
    </style:style>
    <style:style style:name="P30" style:family="paragraph" style:parent-style-name="Standard">
      <style:text-properties officeooo:paragraph-rsid="000dce81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bold" officeooo:rsid="000c5882" officeooo:paragraph-rsid="000dce81" style:font-name-asian="DejaVu Sans1" style:font-size-asian="12pt" style:font-style-asian="normal" style:font-weight-asian="bold" style:font-name-complex="Liberation Sans" style:font-size-complex="12pt" style:font-weight-complex="bold" style:text-emphasize="none"/>
    </style:style>
    <style:style style:name="P32" style:family="paragraph" style:parent-style-name="Standard">
      <style:paragraph-properties fo:text-align="center" style:justify-single-word="false" fo:break-before="page"/>
    </style:style>
    <style:style style:name="P33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34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Outline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utline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ext_20_body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38" style:family="paragraph" style:parent-style-name="Text_20_body">
      <style:text-properties fo:font-size="12pt" officeooo:paragraph-rsid="0017f0bf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0" style:family="paragraph" style:parent-style-name="Text_20_body"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text-align="justify" style:justify-single-word="false"/>
      <style:text-properties fo:font-size="12pt" officeooo:paragraph-rsid="0017f0bf" fo:background-color="transparent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officeooo:paragraph-rsid="0017f0bf"/>
    </style:style>
    <style:style style:name="P43" style:family="paragraph" style:parent-style-name="Text_20_body">
      <style:paragraph-properties fo:text-align="justify" style:justify-single-word="false"/>
      <style:text-properties fo:font-size="14pt" officeooo:paragraph-rsid="0017f0bf" style:font-size-asian="14pt" style:font-size-complex="14pt"/>
    </style:style>
    <style:style style:name="P44" style:family="paragraph" style:parent-style-name="Text_20_body">
      <style:text-properties fo:font-size="14pt" officeooo:paragraph-rsid="0017f0bf" style:font-size-asian="14pt" style:font-size-complex="14pt"/>
    </style:style>
    <style:style style:name="P45" style:family="paragraph" style:parent-style-name="Text_20_body">
      <style:text-properties officeooo:paragraph-rsid="0017f0bf"/>
    </style:style>
    <style:style style:name="P46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47" style:family="paragraph" style:parent-style-name="Heading_20_1" style:list-style-name="">
      <style:paragraph-properties fo:text-align="start" style:justify-single-word="false" fo:orphans="2" fo:widows="2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officeooo:paragraph-rsid="0017f0bf"/>
    </style:style>
    <style:style style:name="P48" style:family="paragraph" style:parent-style-name="Heading_20_1">
      <style:paragraph-properties fo:break-before="page"/>
      <style:text-properties officeooo:paragraph-rsid="0017f0bf"/>
    </style:style>
    <style:style style:name="P49" style:family="paragraph" style:parent-style-name="Heading_20_2">
      <style:text-properties officeooo:paragraph-rsid="0017f0bf"/>
    </style:style>
    <style:style style:name="P50" style:family="paragraph" style:parent-style-name="Heading_20_2">
      <style:text-properties fo:font-size="16pt" officeooo:rsid="0019809b" officeooo:paragraph-rsid="0017f0bf" style:font-size-asian="14pt" style:font-size-complex="16pt"/>
    </style:style>
    <style:style style:name="P51" style:family="paragraph" style:parent-style-name="Text_20_body">
      <style:text-properties fo:font-size="12pt" officeooo:rsid="0019809b" officeooo:paragraph-rsid="0017f0bf" style:font-size-asian="12pt" style:font-size-complex="12pt"/>
    </style:style>
    <style:style style:name="P52" style:family="paragraph" style:parent-style-name="Text_20_body" style:list-style-name="L1">
      <style:text-properties fo:font-size="12pt" officeooo:paragraph-rsid="0017f0bf" style:font-size-asian="12pt" style:font-size-complex="12pt"/>
    </style:style>
    <style:style style:name="P53" style:family="paragraph" style:parent-style-name="Text_20_body" style:list-style-name="L4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54" style:family="paragraph" style:parent-style-name="Text_20_body" style:list-style-name="L9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55" style:family="paragraph" style:parent-style-name="Text_20_body" style:list-style-name="L13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56" style:family="paragraph" style:parent-style-name="Text_20_body" style:list-style-name="L14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57" style:family="paragraph" style:parent-style-name="Text_20_body" style:list-style-name="L17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58" style:family="paragraph" style:parent-style-name="Text_20_body" style:list-style-name="L1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59" style:family="paragraph" style:parent-style-name="Text_20_body" style:list-style-name="L5">
      <style:text-properties fo:font-size="12pt" officeooo:paragraph-rsid="0017f0bf" style:font-size-asian="12pt" style:font-size-complex="12pt"/>
    </style:style>
    <style:style style:name="P60" style:family="paragraph" style:parent-style-name="Text_20_body" style:list-style-name="L6">
      <style:text-properties fo:font-size="12pt" officeooo:paragraph-rsid="0017f0bf" style:font-size-asian="12pt" style:font-size-complex="12pt"/>
    </style:style>
    <style:style style:name="P61" style:family="paragraph" style:parent-style-name="Text_20_body" style:list-style-name="L7">
      <style:text-properties fo:font-size="12pt" officeooo:paragraph-rsid="0017f0bf" style:font-size-asian="12pt" style:font-size-complex="12pt"/>
    </style:style>
    <style:style style:name="P62" style:family="paragraph" style:parent-style-name="Text_20_body" style:list-style-name="L8">
      <style:text-properties fo:font-size="12pt" officeooo:paragraph-rsid="0017f0bf" style:font-size-asian="12pt" style:font-size-complex="12pt"/>
    </style:style>
    <style:style style:name="P63" style:family="paragraph" style:parent-style-name="Text_20_body" style:list-style-name="L9">
      <style:text-properties fo:font-size="12pt" officeooo:paragraph-rsid="0017f0bf" style:font-size-asian="12pt" style:font-size-complex="12pt"/>
    </style:style>
    <style:style style:name="P64" style:family="paragraph" style:parent-style-name="Text_20_body" style:list-style-name="L10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65" style:family="paragraph" style:parent-style-name="Text_20_body" style:list-style-name="L12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66" style:family="paragraph" style:parent-style-name="Text_20_body" style:list-style-name="L11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67" style:family="paragraph" style:parent-style-name="Text_20_body" style:list-style-name="">
      <style:paragraph-properties fo:text-align="justify" style:justify-single-word="false" fo:orphans="2" fo:widows="2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officeooo:paragraph-rsid="0017f0bf"/>
    </style:style>
    <style:style style:name="P68" style:family="paragraph" style:parent-style-name="Text_20_body" style:list-style-name="L16">
      <style:paragraph-properties fo:text-align="justify" style:justify-single-word="false"/>
      <style:text-properties officeooo:paragraph-rsid="0017f0bf"/>
    </style:style>
    <style:style style:name="P69" style:family="paragraph" style:parent-style-name="Text_20_body" style:list-style-name="L17">
      <style:paragraph-properties fo:text-align="justify" style:justify-single-word="false"/>
      <style:text-properties officeooo:paragraph-rsid="0017f0bf"/>
    </style:style>
    <style:style style:name="P70" style:family="paragraph" style:parent-style-name="Text_20_body" style:list-style-name="L14">
      <style:paragraph-properties fo:text-align="justify" style:justify-single-word="false"/>
      <style:text-properties officeooo:paragraph-rsid="0017f0bf"/>
    </style:style>
    <style:style style:name="P71" style:family="paragraph" style:parent-style-name="Text_20_body" style:list-style-name="L2">
      <style:text-properties officeooo:paragraph-rsid="0017f0bf"/>
    </style:style>
    <style:style style:name="P72" style:family="paragraph" style:parent-style-name="Text_20_body" style:list-style-name="L3">
      <style:text-properties officeooo:paragraph-rsid="0017f0bf"/>
    </style:style>
    <style:style style:name="P73" style:family="paragraph" style:parent-style-name="Text_20_body" style:list-style-name="L14">
      <style:text-properties officeooo:paragraph-rsid="0017f0bf"/>
    </style:style>
    <style:style style:name="P74" style:family="paragraph" style:parent-style-name="Text_20_body" style:list-style-name="L15">
      <style:text-properties officeooo:paragraph-rsid="0017f0bf"/>
    </style:style>
    <style:style style:name="P75" style:family="paragraph" style:parent-style-name="Text_20_body" style:list-style-name="L14">
      <style:paragraph-properties fo:text-align="justify" style:justify-single-word="false"/>
      <style:text-properties style:font-name="Verdana1" fo:font-size="12pt" officeooo:rsid="001a8034" officeooo:paragraph-rsid="0017f0bf" style:font-size-asian="12pt" style:font-size-complex="12pt"/>
    </style:style>
    <style:style style:name="P76" style:family="paragraph" style:parent-style-name="Text_20_body" style:list-style-name="L17">
      <style:paragraph-properties fo:margin-left="1.27cm" fo:margin-right="0cm" fo:text-align="justify" style:justify-single-word="false" fo:text-indent="-0.635cm" style:auto-text-indent="false"/>
      <style:text-properties fo:font-size="12pt" officeooo:paragraph-rsid="0017f0bf" style:font-size-asian="12pt" style:font-size-complex="12pt"/>
    </style:style>
    <style:style style:name="P77" style:family="paragraph" style:parent-style-name="Text_20_body" style:list-style-name="L17">
      <style:paragraph-properties fo:margin-left="1.27cm" fo:margin-right="0cm" fo:text-align="justify" style:justify-single-word="false" fo:text-indent="-0.635cm" style:auto-text-indent="false"/>
      <style:text-properties officeooo:paragraph-rsid="0017f0bf"/>
    </style:style>
    <style:style style:name="P78" style:family="paragraph" style:parent-style-name="Text_20_body" style:list-style-name="L19" style:master-page-name="">
      <loext:graphic-properties draw:fill="none"/>
      <style:paragraph-properties fo:margin-left="1.7cm" fo:margin-right="0cm" fo:margin-top="0cm" fo:margin-bottom="0.247cm" loext:contextual-spacing="false" fo:line-height="120%" fo:text-align="start" style:justify-single-word="false" fo:orphans="2" fo:widows="2" fo:text-indent="-0.6cm" style:auto-text-indent="false" style:page-number="auto" fo:background-color="transparent" style:writing-mode="lr-tb">
        <style:tab-stops>
          <style:tab-stop style:position="2.011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79" style:family="paragraph" style:parent-style-name="Text_20_body" style:list-style-name="L19">
      <loext:graphic-properties draw:fill="none"/>
      <style:paragraph-properties fo:margin-left="1.7cm" fo:margin-right="0cm" fo:margin-top="0cm" fo:margin-bottom="0.247cm" loext:contextual-spacing="false" fo:line-height="120%" fo:text-align="start" style:justify-single-word="false" fo:orphans="2" fo:widows="2" fo:text-indent="-0.6cm" style:auto-text-indent="false" fo:background-color="transparent" style:writing-mode="lr-tb">
        <style:tab-stops>
          <style:tab-stop style:position="2.011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T1" style:family="text">
      <style:text-properties officeooo:rsid="000b27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27d4" style:font-style-asian="italic" style:font-style-complex="italic"/>
    </style:style>
    <style:style style:name="T4" style:family="text">
      <style:text-properties officeooo:rsid="000e4b72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officeooo:rsid="0106fa8c"/>
    </style:style>
    <style:style style:name="T9" style:family="text">
      <style:text-properties officeooo:rsid="0015e545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ab7ba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6"/>
      <text:p text:style-name="P33"><text:user-defined style:data-style-name="N0" text:name="Progetto">GovPay</text:user-defined></text:p>
      <text:p text:style-name="P34"><text:user-defined style:data-style-name="N0" text:name="Descrizione Progetto">Servizi di intermediazione al Nodo dei Pagamenti</text:user-defined></text:p>
      <text:p text:style-name="P19"/>
      <text:p text:style-name="P19"/>
      <text:p text:style-name="P19"/>
      <text:p text:style-name="P19"/>
      <text:p text:style-name="P24"/>
      <text:p text:style-name="P24"/>
      <text:p text:style-name="P24"/>
      <text:p text:style-name="P24"/>
      <text:p text:style-name="P24"/>
      <text:p text:style-name="P18"><text:file-name text:display="name">GovPay-ManualeInstallazioneSorgenti</text:file-name></text:p>
      <text:p text:style-name="P25"/>
      <text:p text:style-name="P23"><text:title>Manuale Installazione Sorgenti</text:title></text:p>
      <text:p text:style-name="P27"/>
      <text:p text:style-name="P21"><text:span text:style-name="T8">del </text:span><text:user-defined style:data-style-name="N36" text:name="Data Redazione">16/12/2015</text:user-defined> <text:span text:style-name="T9">- vers. </text:span><text:user-defined style:data-style-name="N0" text:name="Versione">1</text:user-defined></text:p>
      <text:p text:style-name="P30"/>
      <text:p text:style-name="P30"/>
      <text:p text:style-name="P30"/>
      <text:p text:style-name="P30"/>
      <text:p text:style-name="P30"/>
      <text:p text:style-name="P30"/>
      <text:p text:style-name="P22">STATO DEL DOCUMENTO</text:p>
      <text:p text:style-name="P28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3">REV.</text:p>
          </table:table-cell>
          <table:table-cell table:style-name="StatoDocumento.A1" office:value-type="string">
            <text:p text:style-name="P4">DESCRIZIONE</text:p>
          </table:table-cell>
          <table:table-cell table:style-name="StatoDocumento.C1" office:value-type="string">
            <text:p text:style-name="P3">DATA</text:p>
          </table:table-cell>
        </table:table-row>
        <table:table-row>
          <table:table-cell table:style-name="StatoDocumento.A2" office:value-type="string">
            <text:p text:style-name="P9">1</text:p>
          </table:table-cell>
          <table:table-cell table:style-name="StatoDocumento.A2" office:value-type="string">
            <text:p text:style-name="P10">Prima versione</text:p>
          </table:table-cell>
          <table:table-cell table:style-name="StatoDocumento.C2" office:value-type="string">
            <text:p text:style-name="P13">16/12/2015</text:p>
          </table:table-cell>
        </table:table-row>
      </table:table>
      <text:p text:style-name="P30"/>
      <text:p text:style-name="P30"/>
      <text:p text:style-name="P31">ATTORI DEL DOCUMENTO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Redatto da</text:p>
          </table:table-cell>
          <table:table-cell table:style-name="Table2.A1" office:value-type="string">
            <text:p text:style-name="P15"><text:user-defined style:data-style-name="N0" text:name="Redatto Da">Giuseppe Papandrea</text:user-defined></text:p>
          </table:table-cell>
          <table:table-cell table:style-name="Table2.C1" office:value-type="string">
            <text:p text:style-name="P12"><text:user-defined style:data-style-name="N36" text:name="Data Redazione">16/12/2015</text:user-defined></text:p>
          </table:table-cell>
        </table:table-row>
        <table:table-row>
          <table:table-cell table:style-name="Table2.A2" office:value-type="string">
            <text:p text:style-name="P11">Approvato da</text:p>
          </table:table-cell>
          <table:table-cell table:style-name="Table2.A2" office:value-type="string">
            <text:p text:style-name="P15"><text:user-defined style:data-style-name="N0" text:name="Approvato Da">Lorenzo Nardi</text:user-defined></text:p>
          </table:table-cell>
          <table:table-cell table:style-name="Table2.C2" office:value-type="string">
            <text:p text:style-name="P12"><text:user-defined style:data-style-name="N36" text:name="Data Approvazione">16/12/2015</text:user-defined></text:p>
          </table:table-cell>
        </table:table-row>
      </table:table>
      <text:p text:style-name="P14"/>
      <text:p text:style-name="P32"/>
      <text:p text:style-name="P26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35"><text:a xlink:type="simple" xlink:href="#__RefHeading___Toc1777_744150129" text:style-name="Index_20_Link" text:visited-style-name="Index_20_Link">1 <text:s/>Introduzione<text:tab/>3</text:a></text:p>
          <text:p text:style-name="P35"><text:a xlink:type="simple" xlink:href="#__RefHeading__606_1882622800" text:style-name="Index_20_Link" text:visited-style-name="Index_20_Link">2 <text:s/>Verifica dei requisiti per la compilazione<text:tab/>4</text:a></text:p>
          <text:p text:style-name="P36"><text:a xlink:type="simple" xlink:href="#__RefHeading__12428_19560793681" text:style-name="Index_20_Link" text:visited-style-name="Index_20_Link">2.1 <text:s/>Java Runtime Environment<text:tab/>4</text:a></text:p>
          <text:p text:style-name="P36"><text:a xlink:type="simple" xlink:href="#__RefHeading__608_1882622800" text:style-name="Index_20_Link" text:visited-style-name="Index_20_Link">2.2 <text:s/>Apache Maven<text:tab/>4</text:a></text:p>
          <text:p text:style-name="P36"><text:a xlink:type="simple" xlink:href="#__RefHeading___Toc647_1989907194" text:style-name="Index_20_Link" text:visited-style-name="Index_20_Link">2.3 <text:s/>Git<text:tab/>4</text:a></text:p>
          <text:p text:style-name="P35"><text:a xlink:type="simple" xlink:href="#__RefHeading__12426_1956079368" text:style-name="Index_20_Link" text:visited-style-name="Index_20_Link">3 <text:s/>Verifica dei requisiti per il Dispiegamento<text:tab/>5</text:a></text:p>
          <text:p text:style-name="P36"><text:a xlink:type="simple" xlink:href="#__RefHeading__12428_1956079368" text:style-name="Index_20_Link" text:visited-style-name="Index_20_Link">3.1 <text:s/>Java Runtime Environment<text:tab/>5</text:a></text:p>
          <text:p text:style-name="P36"><text:a xlink:type="simple" xlink:href="#__RefHeading__12430_1956079368" text:style-name="Index_20_Link" text:visited-style-name="Index_20_Link">3.2 <text:s/>Application Server<text:tab/>5</text:a></text:p>
          <text:p text:style-name="P36"><text:a xlink:type="simple" xlink:href="#__RefHeading__12432_1956079368" text:style-name="Index_20_Link" text:visited-style-name="Index_20_Link">3.3 <text:s/>RDBMS<text:tab/>5</text:a></text:p>
          <text:p text:style-name="P36"><text:a xlink:type="simple" xlink:href="#__RefHeading__12434_1956079368" text:style-name="Index_20_Link" text:visited-style-name="Index_20_Link">3.4 <text:s/>Configurazione dell'ambiente<text:tab/>5</text:a></text:p>
          <text:p text:style-name="P35"><text:a xlink:type="simple" xlink:href="#__RefHeading__12436_1956079368" text:style-name="Index_20_Link" text:visited-style-name="Index_20_Link">4 <text:s/>Download e Configurazione dei Sorgenti<text:tab/>6</text:a></text:p>
          <text:p text:style-name="P36"><text:a xlink:type="simple" xlink:href="#__RefHeading__610_1882622800" text:style-name="Index_20_Link" text:visited-style-name="Index_20_Link">4.1 <text:s/>Download<text:tab/>6</text:a></text:p>
          <text:p text:style-name="P36"><text:a xlink:type="simple" xlink:href="#__RefHeading__612_1882622800" text:style-name="Index_20_Link" text:visited-style-name="Index_20_Link">4.2 <text:s/>Configurazione<text:tab/>6</text:a></text:p>
          <text:p text:style-name="P35"><text:a xlink:type="simple" xlink:href="#__RefHeading__614_1882622800" text:style-name="Index_20_Link" text:visited-style-name="Index_20_Link">5 <text:s/>Fase di Dispiegamento<text:tab/>9</text:a></text:p>
        </text:index-body>
      </text:table-of-content>
      <text:p text:style-name="P20"/>
      <text:p text:style-name="P20"/>
      <text:h text:style-name="P48" text:outline-level="1"><text:bookmark-start text:name="__RefHeading___Toc1777_744150129"/>Introduzione<text:bookmark-end text:name="__RefHeading___Toc1777_744150129"/></text:h>
      <text:p text:style-name="P37">Questo manuale descrive le operazioni necessarie per la messa in opera di GovPay a partire dai sorgenti. </text:p>
      <text:p text:style-name="P37">La procedura prevede un fase preliminare di verifica dei requisiti di installazione sull'ambiente di destinazione, una fase di configurazione e generazione dei binari a partire dai sorgenti tramite Maven per poi concludere con la fase di installazione.</text:p>
      <text:h text:style-name="P47" text:outline-level="1"/>
      <text:h text:style-name="P48" text:outline-level="1"><text:bookmark-start text:name="__RefHeading__606_1882622800"/>Verifica dei requisiti per la compilazione<text:bookmark-end text:name="__RefHeading__606_1882622800"/></text:h>
      <text:p text:style-name="P37">Verificare i seguenti requisiti, procedendo eventualmente all’installazione dei componenti mancanti.</text:p>
      <text:h text:style-name="P49" text:outline-level="2"><text:bookmark-start text:name="__RefHeading__12428_19560793681"/>Java Runtime Environment<text:bookmark-end text:name="__RefHeading__12428_19560793681"/></text:h>
      <text:p text:style-name="P42"><text:span text:style-name="Emphasis"><text:span text:style-name="T6">Java Runtime Environment (JRE) 7</text:span></text:span><text:span text:style-name="T6"> </text:span><text:span text:style-name="T5">(È possibile scaricare JRE al seguente indirizzo:</text:span></text:p>
      <text:p text:style-name="P42"><text:a xlink:type="simple" xlink:href="http://www.oracle.com/technetwork/java/javase/downloads/index.html" text:style-name="Internet_20_link" text:visited-style-name="Visited_20_Internet_20_Link"><text:span text:style-name="T5">http://www.oracle.com/technetwork/java/javase/downloads/index.html</text:span></text:a><text:span text:style-name="T5">). </text:span></text:p>
      <text:h text:style-name="P49" text:outline-level="2"><text:bookmark-start text:name="__RefHeading__608_1882622800"/>Apache Maven<text:bookmark-end text:name="__RefHeading__608_1882622800"/></text:h>
      <text:p text:style-name="P45"><text:span text:style-name="T5">Apache Maven 3.1 o superiore (È possibile scaricarlo al seguente indirizzo: </text:span><text:a xlink:type="simple" xlink:href="https://maven.apache.org/download.cgi" text:style-name="Internet_20_link" text:visited-style-name="Visited_20_Internet_20_Link"><text:span text:style-name="T5">https://maven.apache.org/download.cgi</text:span></text:a><text:span text:style-name="T5">)</text:span></text:p>
      <text:h text:style-name="P50" text:outline-level="2"><text:bookmark-start text:name="__RefHeading___Toc647_1989907194"/>Git<text:bookmark-end text:name="__RefHeading___Toc647_1989907194"/></text:h>
      <text:p text:style-name="P51">Git 2.1.0 (https://git-scm.com/)</text:p>
      <text:p text:style-name="P45"/>
      <text:h text:style-name="P67" text:outline-level="1"/>
      <text:h text:style-name="P48" text:outline-level="1"><text:bookmark-start text:name="__RefHeading__12426_1956079368"/>Verifica dei requisiti per il Dispiegamento<text:bookmark-end text:name="__RefHeading__12426_1956079368"/></text:h>
      <text:p text:style-name="P37">Verificare i seguenti requisiti, procedendo eventualmente all’installazione dei componenti mancanti.</text:p>
      <text:p text:style-name="P37">La distribuzione GovPay è stata estesamente testata prima del rilascio sulla seguente piattaforma di riferimento: </text:p>
      <text:list xml:id="list4715897450549503869" text:style-name="L1">
        <text:list-header>
          <text:p text:style-name="P52">Sun JRE 6, <text:s/>PostgreSQL 9.1 e JBoss 7.1.1 </text:p>
        </text:list-header>
      </text:list>
      <text:h text:style-name="P49" text:outline-level="2"><text:bookmark-start text:name="__RefHeading__12428_1956079368"/>Java Runtime Environment<text:bookmark-end text:name="__RefHeading__12428_1956079368"/></text:h>
      <text:p text:style-name="P42"><text:span text:style-name="Emphasis"><text:span text:style-name="T5">Java Runtime Environment (JRE) 6 o superiore</text:span></text:span><text:span text:style-name="T5"> (È possibile scaricare JRE al seguente indirizzo:</text:span></text:p>
      <text:p text:style-name="P42"><text:a xlink:type="simple" xlink:href="http://www.oracle.com/technetwork/java/javase/downloads/index.html" text:style-name="Internet_20_link" text:visited-style-name="Visited_20_Internet_20_Link"><text:span text:style-name="T5">http://www.oracle.com/technetwork/java/javase/downloads/index.html</text:span></text:a><text:span text:style-name="T5">). </text:span></text:p>
      <text:h text:style-name="P49" text:outline-level="2"><text:bookmark-start text:name="__RefHeading__12430_1956079368"/>Application Server<text:bookmark-end text:name="__RefHeading__12430_1956079368"/></text:h>
      <text:p text:style-name="P37">L'attuale versione di GovPay richiede l'Application Server JBoss 7.x</text:p>
      <text:h text:style-name="P49" text:outline-level="2"><text:bookmark-start text:name="__RefHeading__12432_1956079368"/>RDBMS<text:bookmark-end text:name="__RefHeading__12432_1956079368"/></text:h>
      <text:p text:style-name="P37">L'attuale versione di GovPay supporta i seguenti RDBMS:</text:p>
      <text:list xml:id="list2858206102297504126" text:style-name="L2">
        <text:list-item>
          <text:p text:style-name="P71"><text:span text:style-name="Emphasis"><text:span text:style-name="T5">PostgreSQL 8.x o superiore</text:span></text:span></text:p>
        </text:list-item>
      </text:list>
      <text:list xml:id="list1843012782173289133" text:style-name="L3">
        <text:list-item>
          <text:p text:style-name="P72"><text:span text:style-name="Emphasis"><text:span text:style-name="T5">MySQL 5.6.4 o superiore</text:span></text:span></text:p>
        </text:list-item>
        <text:list-item>
          <text:p text:style-name="P72"><text:span text:style-name="Emphasis"><text:span text:style-name="T5">Oracle 10g o superiore</text:span></text:span></text:p>
        </text:list-item>
      </text:list>
      <text:h text:style-name="P49" text:outline-level="2"><text:bookmark-start text:name="__RefHeading__12434_1956079368"/>Configurazione dell'ambiente<text:bookmark-end text:name="__RefHeading__12434_1956079368"/></text:h>
      <text:p text:style-name="P37">Per la messa in funzione, GovPay richiede che siano configurati nell'ambiente di esecuzione:</text:p>
      <text:list xml:id="list4888501917383175432" text:style-name="L4">
        <text:list-item>
          <text:p text:style-name="P53">Una cartella per i log prodotti con diritti di scrittura per l'utenza che esegue l'application server.</text:p>
        </text:list-item>
        <text:list-item>
          <text:p text:style-name="P53">L'application server deve disporre dei driver jdbc necessari per l'RDBMS scelto</text:p>
        </text:list-item>
        <text:list-item>
          <text:p text:style-name="P53">Sul RDBMS scelto siano configurati un database ed un'utenza con diritti di lettura e scrittura.</text:p>
        </text:list-item>
        <text:list-item>
          <text:p text:style-name="P53">Sull'Application Server JBoss siano create le utenze necessarie per ad accedere alla GovPayConsole e ai WebServices.</text:p>
        </text:list-item>
      </text:list>
      <text:h text:style-name="P48" text:outline-level="1"><text:bookmark-start text:name="__RefHeading__12436_1956079368"/>Download e Configurazione dei Sorgenti<text:bookmark-end text:name="__RefHeading__12436_1956079368"/></text:h>
      <text:h text:style-name="P49" text:outline-level="2"><text:bookmark-start text:name="__RefHeading__610_1882622800"/>Download<text:bookmark-end text:name="__RefHeading__610_1882622800"/></text:h>
      <text:p text:style-name="P42"><text:span text:style-name="T5">Scaricare l'ultima versione dei sorgenti di GovPay dal sito ufficiale </text:span><text:a xlink:type="simple" xlink:href="http://www.gov4j.it/gov4j/jsp/index.jsp?sel=govpay" text:style-name="Internet_20_link" text:visited-style-name="Visited_20_Internet_20_Link"><text:span text:style-name="T5">http://www.gov4j.it/gov4j/jsp/index.jsp?sel=govpay</text:span></text:a><text:span text:style-name="T5"> o dal sito GitHub <text:s/></text:span><text:a xlink:type="simple" xlink:href="https://github.com/link-it/GovPay" text:style-name="Internet_20_link" text:visited-style-name="Visited_20_Internet_20_Link"><text:span text:style-name="T5">https://github.com/link-it/GovPay</text:span></text:a><text:span text:style-name="T5">.</text:span></text:p>
      <text:p text:style-name="P37"/>
      <text:h text:style-name="P49" text:outline-level="2"><text:bookmark-start text:name="__RefHeading__612_1882622800"/>Configurazione<text:bookmark-end text:name="__RefHeading__612_1882622800"/></text:h>
      <text:p text:style-name="P38">Prima di compilare i sorgenti si deve realizzare un filtro utilizzando come template il file </text:p>
      <text:list xml:id="list1469387230412658174" text:style-name="L5">
        <text:list-item>
          <text:p text:style-name="P59">resources/filters/template.filter.properties</text:p>
        </text:list-item>
      </text:list>
      <text:p text:style-name="P38">All'interno del file di properties sono presenti tutte le configurazioni del prodotto che verranno descritto di seguito in questo paragrafo. </text:p>
      <text:p text:style-name="P38">Se ad esempio viene creato il filtro </text:p>
      <text:list xml:id="list3390420092318848692" text:style-name="L6">
        <text:list-item>
          <text:p text:style-name="P60">resources/filters/govpay.filter.properties</text:p>
        </text:list-item>
      </text:list>
      <text:p text:style-name="P38">è possibile procedere con la compilazione dei sorgenti tramite il comando:</text:p>
      <text:list xml:id="list5080350636469063048" text:style-name="L7">
        <text:list-item>
          <text:p text:style-name="P61">mvn clean install <text:s/>-Denv=govpay</text:p>
        </text:list-item>
      </text:list>
      <text:p text:style-name="P37">NOTA: la prima volta che si procede alla compilazione deve essere attivata anche l'inizializzazione delle risorse utilizzate dalla console grafica (www.polymer-project.org). Per far ciò è necessario aggiungere il parametro 'initConsole':</text:p>
      <text:list xml:id="list103824567362693" text:continue-numbering="true" text:style-name="L7">
        <text:list-item>
          <text:p text:style-name="P61">mvn clean install <text:s/>-DinitConsole=true -Denv=govpay</text:p>
        </text:list-item>
      </text:list>
      <text:p text:style-name="P38"/>
      <text:p text:style-name="P38">La compilazione produrrà i seguenti archivi:</text:p>
      <text:list xml:id="list8121895011989766960" text:style-name="L8">
        <text:list-item>
          <text:p text:style-name="P62">govpay-ear/target/govpay.ear</text:p>
        </text:list-item>
        <text:list-item>
          <text:p text:style-name="P62">govpay-web-console/target/govpayConsole.war</text:p>
        </text:list-item>
      </text:list>
      <text:p text:style-name="P38"/>
      <text:p text:style-name="P38">All'interno del file di configurazione <text:s/>resources/filters/&lt;env&gt;.filter.properties è possibile configurare i seguenti aspetti:</text:p>
      <text:p text:style-name="P38"/>
      <text:p text:style-name="P40">Configurazione per l'accesso al database</text:p>
      <text:list xml:id="list3542555224874988962" text:style-name="L9">
        <text:list-item>
          <text:p text:style-name="P63"><text:soft-page-break/><text:span text:style-name="T2">it.govpay.orm.databaseType</text:span>: è possibile indicare il tipo di database scegliendolo tra quelli supportati</text:p>
          <text:list>
            <text:list-item>
              <text:p text:style-name="P63">postgresql</text:p>
            </text:list-item>
            <text:list-item>
              <text:p text:style-name="P63">mysql</text:p>
            </text:list-item>
            <text:list-item>
              <text:p text:style-name="P63">oracle</text:p>
            </text:list-item>
          </text:list>
        </text:list-item>
        <text:list-item>
          <text:p text:style-name="P54"><text:span text:style-name="T2">it.govpay.orm.showSql</text:span>: indicare (true/false) se si vuole che l'applicazione registri nei file di log i comandi SQL prodotti dal livello ORM</text:p>
        </text:list-item>
        <text:list-item>
          <text:p text:style-name="P54"><text:span text:style-name="T2">it.govpay.orm.dataSourceJNDIName</text:span>: nome JNDI del datasource</text:p>
        </text:list-item>
      </text:list>
      <text:p text:style-name="P39">Configurazione dei log</text:p>
      <text:list xml:id="list103824127930119" text:continue-numbering="true" text:style-name="L9">
        <text:list-item>
          <text:p text:style-name="P54"><text:span text:style-name="T2">log.folder</text:span>: directory dove vengono prodotti i log</text:p>
        </text:list-item>
        <text:list-item>
          <text:p text:style-name="P54"><text:span text:style-name="T2">log.level</text:span>: livello di severità log4j dei log emessi dall'applicazione</text:p>
        </text:list-item>
      </text:list>
      <text:p text:style-name="P39">Configurazione Mail di Notifica</text:p>
      <text:list xml:id="list579647521431439425" text:style-name="L10">
        <text:list-item>
          <text:p text:style-name="P64">govpay.batch.notificaMail.serverHost,</text:p>
          <text:p text:style-name="P64">govpay.batch.notificaMail.serverPort,<text:span text:style-name="T10"> </text:span></text:p>
          <text:p text:style-name="P64">govpay.batch.notificaMail.username,</text:p>
          <text:p text:style-name="P64">govpay.batch.notificaMail.password: </text:p>
          <text:p text:style-name="P64">Dati del SMTP server a cui inoltrare le mail di notifica</text:p>
        </text:list-item>
        <text:list-item>
          <text:p text:style-name="P64">govpay.batch.notificaMail.limit:<text:span text:style-name="T10"> numero di mail gestite in ogni esecuzione del batch </text:span></text:p>
        </text:list-item>
        <text:list-item>
          <text:p text:style-name="P64">govpay.batch.notificaMail.maxRetries<text:span text:style-name="T10">: numero massimo di rispedizione di una stessa mail in caso di errore di consegna</text:span></text:p>
        </text:list-item>
        <text:list-item>
          <text:p text:style-name="P64">govpay.batch.notificaMail.erroriSpedizione:<text:span text:style-name="T10"> eventuali lista di stringhe separate da virgola che identificano dei messaggi di errore per cui la rispedizione non verrà attuata</text:span></text:p>
        </text:list-item>
      </text:list>
      <text:p text:style-name="P39">Configurazione Batch Esiti</text:p>
      <text:list xml:id="list6721486271932653343" text:style-name="L11">
        <text:list-item>
          <text:p text:style-name="P66"><text:span text:style-name="T2">govpay.batch.spedizioneEsiti.limit</text:span>: numero di esiti gestiti in ogni esecuzione del batch </text:p>
        </text:list-item>
        <text:list-item>
          <text:p text:style-name="P66"><text:span text:style-name="T2">govpay.threadPoolSize</text:span>: dimensione del pool di thread dei batch</text:p>
          <text:p text:style-name="P66"/>
        </text:list-item>
      </text:list>
      <text:p text:style-name="P39">Integrazione con la Porta di Dominio</text:p>
      <text:list xml:id="list5605502874148726228" text:style-name="L12">
        <text:list-item>
          <text:p text:style-name="P65"><text:soft-page-break/>govpay.ndp.spcoopheader.*: <text:span text:style-name="T10">nomi degli header http ritornati dalla Porta che contiene informazioni sull'header eGov associato alle richieste di pagamento o alle ricevute telematiche.</text:span></text:p>
        </text:list-item>
      </text:list>
      <text:p text:style-name="P39">Altro</text:p>
      <text:list xml:id="list6119577218874850615" text:style-name="L13">
        <text:list-item>
          <text:p text:style-name="P55"><text:span text:style-name="T2">govpay.ndp.rpt.versione</text:span>: versione del RPT da inserire nei tracciati inviati al Nodo dei Pagamenti.</text:p>
        </text:list-item>
        <text:list-item>
          <text:p text:style-name="P55"><text:span text:style-name="T2">govpay.sourceCodeDisclaimer</text:span>: disclaimer aggiunto nei file tracciati xml prodotti da GovPay. </text:p>
        </text:list-item>
      </text:list>
      <text:p text:style-name="P43"/>
      <text:p text:style-name="P44"/>
      <text:h text:style-name="P48" text:outline-level="1"><text:bookmark-start text:name="__RefHeading__614_1882622800"/>Fase di Dispiegamento<text:bookmark-end text:name="__RefHeading__614_1882622800"/></text:h>
      <text:p text:style-name="P41">Al termine della compilazione dei sorgenti vengono prodotti i files necessari per effettuare il dispiegamento nell’ambiente di esercizio. </text:p>
      <text:p text:style-name="P41">Per completare il processo di installazione si devono effettuare i <text:span text:style-name="T11">seguenti passi:</text:span></text:p>
      <text:list xml:id="list8755338795121575006" text:style-name="L14">
        <text:list-item>
          <text:p text:style-name="P73">Creare un utente sul RDBMS da utilizzare per l'applicazione GovPay. </text:p>
        </text:list-item>
        <text:list-item>
          <text:p text:style-name="P73"><text:span text:style-name="T5">Creare un database, per ospitare le tabelle dell’applicazione. Il charset da utilizzare è UTF-8.</text:span> </text:p>
        </text:list-item>
        <text:list-item>
          <text:p text:style-name="P73"><text:span text:style-name="T5">Impostare i permessi di accesso in modo che l’utente creato al passo 1 abbia i diritti di lettura/scrittura sul database creato al </text:span><text:span text:style-name="Emphasis"><text:span text:style-name="T5">passo 2</text:span></text:span><text:span text:style-name="T5">.</text:span></text:p>
        </text:list-item>
        <text:list-item>
          <text:p text:style-name="P73">Eseguire lo script resources/sql/2.0/&lt;tipo_database&gt;/gov_pay.sql per la creazione dello schema del database. </text:p>
          <text:p text:style-name="P73">Ad esempio, nel caso di PostgreSQL, si potrà eseguire il comando:</text:p>
        </text:list-item>
      </text:list>
      <text:list xml:id="list5158988287317300617" text:style-name="L15">
        <text:list-item>
          <text:p text:style-name="P74">psql &lt;hostname&gt; &lt;username&gt; -f resources/sql/2.0/postgresql/gov_pay.sql</text:p>
        </text:list-item>
      </text:list>
      <text:list xml:id="list103824755770393" text:continue-list="list8755338795121575006" text:style-name="L14">
        <text:list-item>
          <text:p text:style-name="P73">Creare una utenza applicativa su JBoss che rappresenti l'amministratore di GovPay. Per farlo è possibile utilizzare lo script presente nella distribuzione di JBoss in ./bin/add-user.sh o ./bin/add-user.bat fornendo i seguenti parametri:</text:p>
        </text:list-item>
      </text:list>
      <text:list xml:id="list6140824508703487403" text:style-name="L16">
        <text:list-item>
          <text:p text:style-name="P68"><text:span text:style-name="Emphasis"><text:span text:style-name="T7">Type of user</text:span></text:span><text:span text:style-name="Emphasis"><text:span text:style-name="T6">: indicare b) Application User </text:span></text:span></text:p>
        </text:list-item>
        <text:list-item>
          <text:p text:style-name="P68"><text:span text:style-name="Emphasis"><text:span text:style-name="T7">Realm</text:span></text:span><text:span text:style-name="Emphasis"><text:span text:style-name="T6">: lasciare il valore di default</text:span></text:span></text:p>
        </text:list-item>
        <text:list-item>
          <text:p text:style-name="P68"><text:span text:style-name="Emphasis"><text:span text:style-name="T7">Username</text:span></text:span><text:span text:style-name="Emphasis"><text:span text:style-name="T6">: utenza amministratore di GovPay (es. gpadmin)</text:span></text:span></text:p>
        </text:list-item>
        <text:list-item>
          <text:p text:style-name="P68"><text:span text:style-name="Emphasis"><text:span text:style-name="T7">Password</text:span></text:span><text:span text:style-name="Emphasis"><text:span text:style-name="T6">: password associata all'utenza</text:span></text:span></text:p>
        </text:list-item>
        <text:list-item>
          <text:p text:style-name="P68"><text:span text:style-name="Emphasis"><text:span text:style-name="T6">Roles: lasciare il valore di default</text:span></text:span></text:p>
        </text:list-item>
      </text:list>
      <text:list xml:id="list103825733830897" text:continue-list="list103824755770393" text:style-name="L14">
        <text:list-item>
          <text:p text:style-name="P56">Editare il file resources/sql/2.0/init.sql sostituendo i seguenti placeholder:</text:p>
        </text:list-item>
      </text:list>
      <text:list xml:id="list9192913566896195964" text:style-name="L17">
        <text:list-item>
          <text:p text:style-name="P57"><text:span text:style-name="T2">@PRINCIPAL@</text:span>: indicare l'username utilizzato al passo 5</text:p>
        </text:list-item>
        <text:list-item>
          <text:p text:style-name="P57">@RAGIONA_SOCIALE@: descrizione dell'utente amministratore, es. 'GovPay Administrator'</text:p>
        </text:list-item>
        <text:list-item>
          <text:p text:style-name="P57">@CODICE_FISCALE@: codice fiscale dell'utente amministratore, es. '00000000000ADMIN'</text:p>
          <text:list>
            <text:list-item>
              <text:list>
                <text:list-header>
                  <text:p text:style-name="P76">Una volta sostituiti tutti i placeholder caricare lo script sql sul database creato al passo2. </text:p>
                  <text:p text:style-name="P77"><text:span text:style-name="Emphasis"><text:span text:style-name="T6">Ad esempio, nel caso di PostgreSQL, si potrà eseguire il comando:</text:span></text:span></text:p>
                </text:list-header>
              </text:list>
            </text:list-item>
          </text:list>
        </text:list-item>
        <text:list-item>
          <text:p text:style-name="P69"><text:soft-page-break/><text:span text:style-name="Emphasis"><text:span text:style-name="T12">psql &lt;hostname&gt; &lt;username&gt; -f resources/sql/2.0/init.sql</text:span></text:span></text:p>
        </text:list-item>
      </text:list>
      <text:list xml:id="list103825245275439" text:continue-list="list103825733830897" text:style-name="L14">
        <text:list-item>
          <text:p text:style-name="P70"><text:span text:style-name="T5">Copiare il file </text:span><text:span text:style-name="T7">resources/datasource/oracle/govpay-ds.xml</text:span><text:span text:style-name="T5">, contenente la definizione del datasource, nella directory </text:span><text:span text:style-name="Emphasis"><text:span text:style-name="T5">&lt;JBOSS_HOME&gt;/standalone/deployments</text:span></text:span><text:span text:style-name="T5">. Il file dovrà essere configurato impostando i corretti valori al posto dei seguenti placeholder:</text:span></text:p>
        </text:list-item>
      </text:list>
      <text:list xml:id="list5660941441507561859" text:style-name="L18">
        <text:list-item>
          <text:p text:style-name="P58">@HOST@: hostname del database server</text:p>
        </text:list-item>
        <text:list-item>
          <text:p text:style-name="P58">@PORT@: porta del database server</text:p>
        </text:list-item>
        <text:list-item>
          <text:p text:style-name="P58">@DATABASE@ / @INSTANCE@: nome del database creato al passo 2. (In oracle indicare il nome dell'istanza)</text:p>
        </text:list-item>
        <text:list-item>
          <text:p text:style-name="P58">@USERNAME@: utenza creata al passo 1.</text:p>
        </text:list-item>
        <text:list-item>
          <text:p text:style-name="P58">@PASSWORD@: password associata all'utenza creata al passo 1.</text:p>
        </text:list-item>
      </text:list>
      <text:list xml:id="list103825244916774" text:continue-list="list103825245275439" text:style-name="L14">
        <text:list-item>
          <text:p text:style-name="P70"><text:span text:style-name="T5">Copiare gli archivi risultati dalla compilazione dei sorgenti nella directory </text:span><text:span text:style-name="Emphasis"><text:span text:style-name="T5">&lt;JBOSS_HOME&gt;/standalone/deployments</text:span></text:span><text:span text:style-name="T5">. </text:span></text:p>
        </text:list-item>
      </text:list>
      <text:list xml:id="list1306674577145471771" text:style-name="L19">
        <text:list-item>
          <text:p text:style-name="P78">govpay-ear/target/govpay.ear</text:p>
        </text:list-item>
        <text:list-item>
          <text:p text:style-name="P79">govpay-web-console/target/govpayConsole.war</text:p>
        </text:list-item>
      </text:list>
      <text:list xml:id="list103824265156815" text:continue-list="list103825244916774" text:style-name="L14">
        <text:list-item>
          <text:p text:style-name="P70"><text:span text:style-name="T5">Installare il DriverJDBC, relativo al tipo di RDBMS scelto, nella directory </text:span><text:span text:style-name="Emphasis"><text:span text:style-name="T5">&lt;JBOSS_HOME&gt;/standalone/deployments</text:span></text:span><text:span text:style-name="T5">. </text:span></text:p>
        </text:list-item>
        <text:list-item>
          <text:p text:style-name="P70"><text:span text:style-name="T5">Editare il datasource installato al passo</text:span><text:span text:style-name="Emphasis"><text:span text:style-name="T5"> 7</text:span></text:span><text:span text:style-name="T5">. sostituendo la keyword </text:span><text:span text:style-name="Emphasis"><text:span text:style-name="T5">NOME_DRIVER_JDBC.jar</text:span></text:span><text:span text:style-name="T5"> con il nome del driver jdbc gestito al </text:span><text:span text:style-name="Emphasis"><text:span text:style-name="T5">punto 9</text:span></text:span><text:span text:style-name="T5">.</text:span></text:p>
        </text:list-item>
        <text:list-item>
          <text:p text:style-name="P70"><text:span text:style-name="T5">Verificare che la directory di lavoro di GovPay, indicata in fase di compilazione dei sorgenti (proprietà 'l</text:span><text:span text:style-name="T7">og.folder</text:span><text:span text:style-name="T5">'), esista o altrimenti crearla con permessi tali da consentire la scrittura all’utente di esecuzione dell’application server. </text:span></text:p>
        </text:list-item>
        <text:list-item>
          <text:p text:style-name="P56">Creare inoltre con medesimi permessi la sotto-directory 'flussi' (es. /var/log/govpay/flussi). </text:p>
        </text:list-item>
        <text:list-item>
          <text:p text:style-name="P75">Avviare JBoss (ad esempio su Linux con il comando <text:span text:style-name="Emphasis">&lt;JBOSS_HOME&gt;/bin/standalone.sh</text:span> oppure utilizzando il relativo service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.503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swiss" fo:font-size="18pt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cm" fo:margin-bottom="0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cm" fo:margin-bottom="0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1cm" fo:margin-left="0cm" table:align="left"/>
    </style:style>
    <style:style style:name="Table1.A" style:family="table-column">
      <style:table-column-properties style:column-width="2.395cm"/>
    </style:style>
    <style:style style:name="Table1.B" style:family="table-column">
      <style:table-column-properties style:column-width="6.468cm"/>
    </style:style>
    <style:style style:name="Table1.C" style:family="table-column">
      <style:table-column-properties style:column-width="8.24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512cm" style:rel-column-width="13538*"/>
    </style:style>
    <style:style style:name="Table5.B" style:family="table-column">
      <style:table-column-properties style:column-width="11.162cm" style:rel-column-width="43028*"/>
    </style:style>
    <style:style style:name="Table5.C" style:family="table-column">
      <style:table-column-properties style:column-width="2.327cm" style:rel-column-width="896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14cm" fo:margin-bottom="0.43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true" draw:fill="none" draw:fill-color="#729fcf"/>
      </style:header-style>
      <style:footer-style>
        <style:header-footer-properties svg:height="2.071cm" fo:margin-left="0cm" fo:margin-right="0cm" fo:margin-top="0.76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2.201cm" svg:height="0.894cm" draw:z-index="9"><draw:image xlink:href="Pictures/100000000000007B00000032634661C1078C823E.png" xlink:type="simple" xlink:show="embed" xlink:actuate="onLoad"/></draw:frame></text:p>
            </table:table-cell>
            <table:table-cell table:style-name="Table1.A1" office:value-type="string">
              <text:p text:style-name="MP2"><text:user-defined style:data-style-name="N0" text:name="Progetto">GovPay</text:user-defined></text:p>
            </table:table-cell>
            <table:table-cell table:style-name="Table1.C1" office:value-type="string">
              <text:p text:style-name="MP3"><text:title>Manuale Installazione Sorgenti</text:title></text:p>
              <text:p text:style-name="MP4"><text:span text:style-name="MT1">Rev. </text:span><text:span text:style-name="MT2"><text:user-defined style:data-style-name="N0" text:name="Versione">1</text:user-defined></text:span><text:span text:style-name="MT1"> del </text:span><text:span text:style-name="MT2"><text:user-defined style:data-style-name="N36" text:name="Data Redazione">16/12/2015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Src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">1</text:user-defined></text:span><text:span text:style-name="MT3"> del </text:span><text:span text:style-name="MT3"><text:user-defined style:data-style-name="N36" text:name="Data Redazione">16/12/2015</text:user-defined></text:span></text:p>
            </table:table-cell>
            <table:table-cell table:style-name="Table5.C1" office:value-type="string">
              <text:p text:style-name="MP7"><text:page-number text:select-page="current">10</text:page-number> / <text:page-count>10</text:page-count></text:p>
            </table:table-cell>
          </table:table-row>
        </table:table>
        <text:p text:style-name="MP8"/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cm" svg:y="-1.362cm" svg:width="17cm" svg:height="2.268cm" draw:z-index="0"><draw:image xlink:href="Pictures/10000000000002C00000005E209109F3955B91B2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T55M14S</meta:editing-duration>
    <meta:editing-cycles>12</meta:editing-cycles>
    <meta:generator>LibreOffice/5.0.3.2$Windows_x86 LibreOffice_project/e5f16313668ac592c1bfb310f4390624e3dbfb75</meta:generator>
    <dc:title>Manuale Installazione Sorgenti</dc:title>
    <dc:date>2015-12-21T10:38:23.192000000</dc:date>
    <dc:creator>Giuseppe Papandrea</dc:creator>
    <meta:document-statistic meta:table-count="4" meta:image-count="2" meta:object-count="0" meta:page-count="10" meta:paragraph-count="153" meta:word-count="1209" meta:character-count="9048" meta:non-whitespace-character-count="8030"/>
    <meta:user-defined meta:name="Approvato Da">Lorenzo Nardi</meta:user-defined>
    <meta:user-defined meta:name="Data Approvazione" meta:value-type="date">2015-12-16</meta:user-defined>
    <meta:user-defined meta:name="Data Redazione" meta:value-type="date">2015-12-16</meta:user-defined>
    <meta:user-defined meta:name="Descrizione Progetto">Servizi di intermediazione al Nodo dei Pagamenti</meta:user-defined>
    <meta:user-defined meta:name="Progetto" meta:value-type="string">GovPay</meta:user-defined>
    <meta:user-defined meta:name="Redatto Da" meta:value-type="string">Giuseppe Papandrea</meta:user-defined>
    <meta:user-defined meta:name="Sigla Documento" meta:value-type="string">GovPay-InstSrc</meta:user-defined>
    <meta:user-defined meta:name="Sigla Progetto" meta:value-type="string">GovPay</meta:user-defined>
    <meta:user-defined meta:name="Versione" meta:value-type="string">1</meta:user-defined>
  </office:meta>
</office:document-meta>
</file>